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3.036cm"/>
    </style:style>
    <style:style style:name="gr2" style:family="graphic" style:parent-style-name="standard">
      <style:graphic-properties draw:textarea-horizontal-align="justify" draw:textarea-vertical-align="middle" draw:auto-grow-height="false" fo:min-height="1.766cm" fo:min-width="5.609cm"/>
    </style:style>
    <style:style style:name="gr3" style:family="graphic" style:parent-style-name="standard">
      <style:graphic-properties draw:textarea-horizontal-align="justify" draw:textarea-vertical-align="middle" draw:auto-grow-height="false" fo:min-height="2.1cm" fo:min-width="1.75cm"/>
    </style:style>
    <style:style style:name="gr4" style:family="graphic" style:parent-style-name="standard">
      <style:graphic-properties draw:textarea-horizontal-align="justify" draw:textarea-vertical-align="middle" draw:auto-grow-height="false" fo:min-height="2.05cm" fo:min-width="1.8cm"/>
    </style:style>
    <style:style style:name="gr5" style:family="graphic" style:parent-style-name="standard">
      <style:graphic-properties draw:textarea-horizontal-align="justify" draw:textarea-vertical-align="middle" draw:auto-grow-height="false" fo:min-height="1.514cm" fo:min-width="4.22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cm" svg:height="2.8cm" svg:x="7.8cm" svg:y="1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9.701cm" svg:height="3.2cm" svg:x="5.399cm" svg:y="5.7cm">
          <text:p text:style-name="P1">a = „podaj liczbę całowitą”</text:p>
          <text:p text:style-name="P1">b = „podaj drugą liczbę </text:p>
          <text:p text:style-name="P1">całkowitą”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4.5cm" svg:height="4.7cm" svg:x="8cm" svg:y="10.5cm">
          <text:p text:style-name="P1">a =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4.6cm" svg:height="4.6cm" svg:x="1.2cm" svg:y="13.8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5" draw:id="id5" draw:layer="layout" svg:width="7.5cm" svg:height="2.8cm" svg:x="13.3cm" svg:y="20.4cm">
          <text:p text:style-name="P1">Print (liczby są </text:p>
          <text:p text:style-name="P1">Sobie równe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7" draw:id="id7" draw:layer="layout" svg:width="7.5cm" svg:height="2.8cm" svg:x="6.7cm" svg:y="20.3cm">
          <text:p text:style-name="P1">Print (a jest </text:p>
          <text:p text:style-name="P1">Większe od b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8" draw:id="id8" draw:layer="layout" svg:width="7.5cm" svg:height="2.8cm" svg:x="0cm" svg:y="20.3cm">
          <text:p text:style-name="P1">Print (b jest </text:p>
          <text:p text:style-name="P1">większe od 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6" draw:id="id6" draw:layer="layout" svg:width="5cm" svg:height="2.8cm" svg:x="7.9cm" svg:y="25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10.3cm" svg:y1="4.1cm" svg:x2="10.249cm" svg:y2="5.7cm" draw:start-shape="id1" draw:start-glue-point="8" draw:end-shape="id2" svg:d="M10300 4100v801h-51v799" svg:viewBox="0 0 52 1601">
          <text:p/>
        </draw:connector>
        <draw:connector draw:style-name="gr6" draw:text-style-name="P2" draw:layer="layout" svg:x1="10.25cm" svg:y1="8.9cm" svg:x2="10.25cm" svg:y2="10.5cm" draw:start-shape="id2" draw:start-glue-point="8" draw:end-shape="id3" draw:end-glue-point="4" svg:d="M10250 8900v1600" svg:viewBox="0 0 1 1601">
          <text:p/>
        </draw:connector>
        <draw:connector draw:style-name="gr7" draw:text-style-name="P2" draw:layer="layout" svg:x1="8cm" svg:y1="12.85cm" svg:x2="3.5cm" svg:y2="13.8cm" draw:start-shape="id3" draw:start-glue-point="5" draw:end-shape="id4" draw:end-glue-point="4" svg:d="M8000 12850h-4500v950" svg:viewBox="0 0 4501 951">
          <text:p text:style-name="P1">fałsz</text:p>
        </draw:connector>
        <draw:connector draw:style-name="gr7" draw:text-style-name="P2" draw:layer="layout" svg:x1="12.5cm" svg:y1="12.85cm" svg:x2="17.05cm" svg:y2="20.4cm" draw:start-shape="id3" draw:start-glue-point="7" draw:end-shape="id5" draw:end-glue-point="5" svg:d="M12500 12850h4550v7550" svg:viewBox="0 0 4551 7551">
          <text:p text:style-name="P1">prawda</text:p>
        </draw:connector>
        <draw:connector draw:style-name="gr6" draw:text-style-name="P2" draw:layer="layout" draw:line-skew="0.249cm" svg:x1="17.05cm" svg:y1="23.2cm" svg:x2="12.168cm" svg:y2="25.91cm" draw:start-shape="id5" draw:start-glue-point="8" draw:end-shape="id6" draw:end-glue-point="11" svg:d="M17050 23200v1400h-4882v1310" svg:viewBox="0 0 4883 2711">
          <text:p/>
        </draw:connector>
        <draw:connector draw:style-name="gr7" draw:text-style-name="P2" draw:layer="layout" svg:x1="5.8cm" svg:y1="16.1cm" svg:x2="10.45cm" svg:y2="20.3cm" draw:start-shape="id4" draw:start-glue-point="7" draw:end-shape="id7" draw:end-glue-point="5" svg:d="M5800 16100h4650v4200" svg:viewBox="0 0 4651 4201">
          <text:p text:style-name="P1"/>
        </draw:connector>
        <draw:connector draw:style-name="gr7" draw:text-style-name="P2" draw:layer="layout" svg:x1="1.2cm" svg:y1="16.1cm" svg:x2="3.75cm" svg:y2="20.3cm" draw:start-shape="id4" draw:start-glue-point="5" draw:end-shape="id8" draw:end-glue-point="5" svg:d="M1200 16100h-501v3251h3051v949" svg:viewBox="0 0 3052 4201">
          <text:p text:style-name="P1">fałsz</text:p>
        </draw:connector>
        <draw:connector draw:style-name="gr6" draw:text-style-name="P2" draw:layer="layout" svg:x1="10.45cm" svg:y1="23.1cm" svg:x2="10.4cm" svg:y2="25.5cm" draw:start-shape="id7" draw:start-glue-point="8" draw:end-shape="id6" draw:end-glue-point="4" svg:d="M10450 23100v1201h-50v1199" svg:viewBox="0 0 51 2401">
          <text:p/>
        </draw:connector>
        <draw:connector draw:style-name="gr6" draw:text-style-name="P2" draw:layer="layout" svg:x1="3.75cm" svg:y1="23.1cm" svg:x2="8.632cm" svg:y2="25.91cm" draw:start-shape="id8" draw:start-glue-point="8" draw:end-shape="id6" draw:end-glue-point="5" svg:d="M3750 23100v1201h4882v1609" svg:viewBox="0 0 4883 2811">
          <text:p/>
        </draw:connector>
        <draw:frame draw:style-name="gr8" draw:text-style-name="P3" draw:layer="layout" svg:width="4cm" svg:height="1cm" svg:x="8.9cm" svg:y="17.4cm">
          <draw:text-box>
            <text:p>praw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19:41:02.535172848</meta:creation-date>
    <dc:date>2019-09-19T20:02:40.555194528</dc:date>
    <meta:editing-duration>PT11M24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